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0518" officeooo:paragraph-rsid="00190518" style:font-size-asian="18pt" style:font-size-complex="18pt"/>
    </style:style>
    <style:style style:name="P2" style:family="paragraph" style:parent-style-name="Standard">
      <style:text-properties fo:font-size="36pt" officeooo:rsid="001cee54" officeooo:paragraph-rsid="001cee54" style:font-size-asian="36pt" style:font-size-complex="36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6b1" officeooo:paragraph-rsid="001ec901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1fc578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203868" officeooo:paragraph-rsid="001fc578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cf6b1" officeooo:paragraph-rsid="001cf6b1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cf6b1" officeooo:paragraph-rsid="001ec901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cf6b1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ec901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239ed6" officeooo:paragraph-rsid="00239ed6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cf6b1" officeooo:paragraph-rsid="001ec901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cf6b1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cf6b1" officeooo:paragraph-rsid="001cf6b1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cf6b1" officeooo:paragraph-rsid="001ec901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cf6b1" style:font-name-asian="Liberation Mono" style:font-size-asian="24pt" style:font-name-complex="Liberation Mono" style:font-size-complex="24pt"/>
    </style:style>
    <style:style style:name="P16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ec901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ee54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ee54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d039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b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7b87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officeooo:rsid="0015da3f"/>
    </style:style>
    <style:style style:name="T10" style:family="text">
      <style:text-properties officeooo:rsid="00150218"/>
    </style:style>
    <style:style style:name="T11" style:family="text">
      <style:text-properties officeooo:rsid="00203868"/>
    </style:style>
    <style:style style:name="T12" style:family="text">
      <style:text-properties officeooo:rsid="0016377f"/>
    </style:style>
    <style:style style:name="T13" style:family="text">
      <style:text-properties officeooo:rsid="0013f310"/>
    </style:style>
    <style:style style:name="T14" style:family="text">
      <style:text-properties officeooo:rsid="001b8f79"/>
    </style:style>
    <style:style style:name="T15" style:family="text">
      <style:text-properties officeooo:rsid="0016377f" style:font-weight-asian="bold" style:font-weight-complex="bold"/>
    </style:style>
    <style:style style:name="T16" style:family="text">
      <style:text-properties officeooo:rsid="0021658f"/>
    </style:style>
    <style:style style:name="T17" style:family="text">
      <style:text-properties officeooo:rsid="00239ed6"/>
    </style:style>
    <style:style style:name="T18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S</text:span>olo Progressions</text:p>
      <text:p text:style-name="P1"/>
      <text:p text:style-name="P11">02 – All My Loving</text:p>
      <text:p text:style-name="P16">A | A | E | E | f#m | B | E | E</text:p>
      <text:p text:style-name="P11">23 – Can't Buy Me Love</text:p>
      <text:p text:style-name="P9"><text:span text:style-name="T14">Bb <text:s text:c="3"/>| </text:span><text:span text:style-name="T12">Bb</text:span>7 | <text:span text:style-name="T12">Bb</text:span>7 | <text:span text:style-name="T12">Bb</text:span>7 | <text:span text:style-name="T15">Bb7</text:span></text:p>
      <text:p text:style-name="P9"><text:span text:style-name="T12">Eb</text:span>7 <text:s text:c="2"/>| <text:span text:style-name="T12">Eb</text:span>7 | <text:span text:style-name="T12">Bb</text:span> <text:s/>| <text:span text:style-name="T12">Bb</text:span></text:p>
      <text:p text:style-name="P7"><text:span text:style-name="T12">F</text:span><text:span text:style-name="T13">7 <text:s text:c="3"/>| </text:span><text:span text:style-name="T12">Eb</text:span><text:span text:style-name="T13">7 | </text:span><text:span text:style-name="T12">Bb</text:span><text:span text:style-name="T13"> <text:s/>| </text:span><text:span text:style-name="T12">Bb</text:span></text:p>
      <text:p text:style-name="P3">25 - Bitch: G | D | em | C</text:p>
      <text:p text:style-name="P11">26 – What I Like About You: </text:p>
      <text:p text:style-name="P7">G C | F C</text:p>
      <text:p text:style-name="P3">29 – Saw Her Standing There</text:p>
      <text:p text:style-name="P4"><text:span text:style-name="T9">D</text:span>7 | D7 <text:s text:c="3"/>| G7 | D7</text:p>
      <text:p text:style-name="P5">D7 | D7 <text:s text:c="3"/>| A7 | A7</text:p>
      <text:p text:style-name="P4">D <text:s/>| D7/F# | G <text:s/>| Bb</text:p>
      <text:p text:style-name="P4">D <text:s/>| A7 <text:s text:c="3"/>| D <text:s/><text:span text:style-name="T11">| D</text:span></text:p>
      <text:p text:style-name="P3">36 – Joker: <text:span text:style-name="T17">Solo 1: </text:span>F Bb | C <text:span text:style-name="T16">Bb</text:span></text:p>
      <text:p text:style-name="P10">Solo 2: <text:span text:style-name="T18">F Bb | F Bb | F Bb | C Bb</text:span></text:p>
      <text:p text:style-name="P3">37 - Joan Jett: E | A B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2-03T15:07:29.988415361</meta:print-date>
    <dc:date>2024-02-03T16:44:27.135960609</dc:date>
    <meta:editing-duration>PT3H30M55S</meta:editing-duration>
    <meta:editing-cycles>1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8" meta:word-count="133" meta:character-count="417" meta:non-whitespace-character-count="273"/>
  </office:meta>
</office:document-meta>
</file>